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widows="1" fo:text-indent="0cm" style:auto-text-indent="false"/>
      <style:text-properties fo:font-variant="normal" fo:text-transform="none" fo:color="#000000" fo:letter-spacing="normal" fo:font-style="normal" fo:font-weight="normal"/>
    </style:style>
    <style:style style:name="P2" style:family="paragraph" style:parent-style-name="Text_20_body">
      <style:paragraph-properties fo:margin-left="0cm" fo:margin-right="0cm" fo:widows="1" fo:text-indent="0cm" style:auto-text-indent="false"/>
    </style:style>
    <style:style style:name="P3" style:family="paragraph" style:parent-style-name="Text_20_body">
      <style:paragraph-properties fo:margin-left="0cm" fo:margin-right="0cm" fo:widows="1" fo:text-indent="0cm" style:auto-text-indent="false"/>
      <style:text-properties fo:font-variant="normal" fo:text-transform="none" fo:color="#000000" style:font-name="Trebuchet MS" fo:font-size="11.25pt" fo:letter-spacing="normal" fo:font-style="normal" fo:font-weight="normal" officeooo:rsid="000c3cc5" officeooo:paragraph-rsid="000c3cc5"/>
    </style:style>
    <style:style style:name="P4" style:family="paragraph" style:parent-style-name="Text_20_body">
      <style:paragraph-properties fo:margin-left="0cm" fo:margin-right="0cm" fo:widows="1" fo:text-indent="0cm" style:auto-text-indent="false"/>
      <style:text-properties fo:font-variant="normal" fo:text-transform="none" fo:color="#000000" style:font-name="Trebuchet MS" fo:font-size="11.25pt" fo:letter-spacing="normal" fo:font-style="normal" fo:font-weight="normal"/>
    </style:style>
    <style:style style:name="P5" style:family="paragraph" style:parent-style-name="Text_20_body">
      <style:paragraph-properties fo:margin-left="0cm" fo:margin-right="0cm" fo:widows="1" fo:text-indent="0cm" style:auto-text-indent="false"/>
      <style:text-properties fo:font-variant="normal" fo:text-transform="none" fo:color="#000000" style:font-name="Trebuchet MS" fo:font-size="10.5pt" fo:letter-spacing="normal" fo:font-style="normal" fo:font-weight="normal"/>
    </style:style>
    <style:style style:name="T1" style:family="text">
      <style:text-properties fo:font-variant="normal" fo:text-transform="none" fo:color="#000000" style:font-name="times new roman" fo:font-size="14.25pt" fo:letter-spacing="normal" fo:font-style="italic" fo:font-weight="normal"/>
    </style:style>
    <style:style style:name="T2" style:family="text">
      <style:text-properties fo:font-variant="normal" fo:text-transform="none" fo:color="#000000" style:font-name="Trebuchet MS" fo:font-size="11.25pt" fo:letter-spacing="normal" fo:font-style="normal" fo:font-weight="normal"/>
    </style:style>
    <style:style style:name="T3"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following iterative sequence is defined for the set of positive integers:</text:p>
      <text:p text:style-name="P2"><text:span text:style-name="Variable"><text:span text:style-name="T1">n </text:span></text:span><text:span text:style-name="T2">→ </text:span><text:span text:style-name="Variable"><text:span text:style-name="T1">n</text:span></text:span><text:span text:style-name="T2">/2 (</text:span><text:span text:style-name="Variable"><text:span text:style-name="T1">n </text:span></text:span><text:span text:style-name="T2">is even)<text:line-break/></text:span><text:span text:style-name="Variable"><text:span text:style-name="T1">n </text:span></text:span><text:span text:style-name="T2">→ 3</text:span><text:span text:style-name="Variable"><text:span text:style-name="T1">n </text:span></text:span><text:span text:style-name="T2">+ 1 (</text:span><text:span text:style-name="Variable"><text:span text:style-name="T1">n </text:span></text:span><text:span text:style-name="T2">is odd)</text:span></text:p>
      <text:p text:style-name="P4">Using the rule above and starting with 13, we generate the following sequence:</text:p>
      <text:p text:style-name="P4">13 → 40 → 20 → 10 → 5 → 16 → 8 → 4 → 2 → 1</text:p>
      <text:p text:style-name="P4">It can be seen that this sequence (starting at 13 and finishing at 1) contains 10 terms. Although it has not been proved yet (Collatz Problem), it is thought that all starting numbers finish at 1.</text:p>
      <text:p text:style-name="P4">Which starting number, under one million, produces the longest chain?</text:p>
      <text:p text:style-name="P5"><text:span text:style-name="T3">NOTE: </text:span>Once the chain starts the terms are allowed to go above one mill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rebuchet MS" svg:font-family="'Trebuchet MS',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03:45.743000000</meta:creation-date>
    <dc:date>2015-06-07T14:09:54.253000000</dc:date>
    <meta:editing-duration>PT5M41S</meta:editing-duration>
    <meta:editing-cycles>8</meta:editing-cycles>
    <meta:generator>LibreOffice/4.4.3.2$Windows_x86 LibreOffice_project/88805f81e9fe61362df02b9941de8e38a9b5fd16</meta:generator>
    <meta:document-statistic meta:table-count="0" meta:image-count="0" meta:object-count="0" meta:page-count="1" meta:paragraph-count="7" meta:word-count="118" meta:character-count="577" meta:non-whitespace-character-count="466"/>
  </office:meta>
</office:document-meta>
</file>